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irst row is a Remingtion 7400 my crew gave me for Christmas in 1996.</text:p>
      <text:p text:style-name="Standard"/>
      <text:p text:style-name="Standard">A manufacturer</text:p>
      <text:p text:style-name="Standard">B some purchase place here (JG Sales) , and sometimes manufacturers name is spilled over.</text:p>
      <text:p text:style-name="Standard">C model number I.E. 7400</text:p>
      <text:p text:style-name="Standard">D year of purchase</text:p>
      <text:p text:style-name="Standard">E serial number</text:p>
      <text:p text:style-name="Standard">F notes</text:p>
      <text:p text:style-name="Standard">G caliber</text:p>
      <text:p text:style-name="Standard">H condition percentage</text:p>
      <text:p text:style-name="Standard">I finish (both metal and stocks)</text:p>
      <text:p text:style-name="Standard">J C&amp;R yes or no</text:p>
      <text:p text:style-name="Standard">K action type</text:p>
      <text:p text:style-name="Standard">L location I.E. safe</text:p>
      <text:p text:style-name="Standard">M not sure...might be appraised by</text:p>
      <text:p text:style-name="Standard">N value</text:p>
      <text:p text:style-name="Standard">O apprasial date? </text:p>
      <text:p text:style-name="Standard">P apprasial price?</text:p>
      <text:p text:style-name="Standard">Q purchase date?</text:p>
      <text:p text:style-name="Standard">R insured by</text:p>
      <text:p text:style-name="Standard">S insured value</text:p>
      <text:p text:style-name="Standard">T to column W not sure what those columns indicate with those times.</text:p>
      <text:p text:style-name="Standard">X location of firearm</text:p>
      <text:p text:style-name="Standard">Y-Z purchased from</text:p>
      <text:p text:style-name="Standard">AA-AC sellers street address</text:p>
      <text:p text:style-name="Standard">AD City or town of seller</text:p>
      <text:p text:style-name="Standard">AE state of seller</text:p>
      <text:p text:style-name="Standard">AF zip code of seller</text:p>
      <text:p text:style-name="Standard">AH purchase price</text:p>
      <text:p text:style-name="Standard">AI Sold to business name</text:p>
      <text:p text:style-name="Standard">AJ sold to individuals name...(either private or business person)</text:p>
      <text:p text:style-name="Standard">AK-AM? <text:s/>buyers street address</text:p>
      <text:p text:style-name="Standard">AN buyers town</text:p>
      <text:p text:style-name="Standard">AO buyers state</text:p>
      <text:p text:style-name="Standard">AP buyers zip code</text:p>
      <text:p text:style-name="Standard">AQ date of sale</text:p>
      <text:p text:style-name="Standard">AS-AT appear unused</text:p>
      <text:p text:style-name="Standard">AU-AV I'm unsure what those numbers mean</text:p>
      <text:p text:style-name="Standard">AZ-BA stocks material</text:p>
      <text:p text:style-name="Standard">BB-BD accessory notes?</text:p>
      <text:p text:style-name="Standard">BG is country of origin</text:p>
      <text:p text:style-name="Standard">BH-BV I have no idea what all that true/false and null stuff means.</text:p>
      <text:p text:style-name="Standard"/>
      <text:p text:style-name="Standard">There are 114 rows, ending with a FN-FNX .45ACP Tactical I bought a few days ago.</text:p>
      <text:p text:style-name="Standard">I'm sorry that this is so sketchy....Spreadsheets and DB are not my strong points.</text:p>
      <text:p text:style-name="Standard"/>
      <text:p text:style-name="Standard">Again, I want to thank you for your help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lackwood</meta:initial-creator>
    <meta:creation-date>2018-10-23T10:59:53.21</meta:creation-date>
    <meta:document-statistic meta:table-count="0" meta:image-count="0" meta:object-count="0" meta:page-count="1" meta:paragraph-count="44" meta:word-count="239" meta:character-count="1263"/>
    <dc:date>2018-10-23T11:36:05.04</dc:date>
    <dc:creator>Rick Blackwood</dc:creator>
    <meta:editing-duration>PT5M31S</meta:editing-duration>
    <meta:editing-cycles>1</meta:editing-cycles>
    <meta:generator>OpenOffice/4.1.5$Win32 OpenOffice.org_project/415m1$Build-9789</meta:generator>
  </office:meta>
</office:document-meta>
</file>